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99cm" fo:margin-left="-0.115cm" table:align="left"/>
    </style:style>
    <style:style style:name="表1.A" style:family="table-column">
      <style:table-column-properties style:column-width="3.903cm"/>
    </style:style>
    <style:style style:name="表1.B" style:family="table-column">
      <style:table-column-properties style:column-width="13.196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99cm" fo:margin-left="-0.115cm" table:align="left"/>
    </style:style>
    <style:style style:name="表2.A" style:family="table-column">
      <style:table-column-properties style:column-width="17.099cm"/>
    </style:style>
    <style:style style:name="表2.1" style:family="table-row">
      <style:table-row-properties style:min-row-height="3.11cm"/>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3.704cm" style:rel-column-width="14279*"/>
    </style:style>
    <style:style style:name="表3.B" style:family="table-column">
      <style:table-column-properties style:column-width="13.296cm" style:rel-column-width="51256*"/>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3.307cm" style:rel-column-width="12749*"/>
    </style:style>
    <style:style style:name="表5.B" style:family="table-column">
      <style:table-column-properties style:column-width="13.693cm" style:rel-column-width="52786*"/>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3.293cm" style:rel-column-width="12694*"/>
    </style:style>
    <style:style style:name="表7.B" style:family="table-column">
      <style:table-column-properties style:column-width="13.707cm" style:rel-column-width="52841*"/>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table:align="margins"/>
    </style:style>
    <style:style style:name="表9.A" style:family="table-column">
      <style:table-column-properties style:column-width="2.792cm" style:rel-column-width="10763*"/>
    </style:style>
    <style:style style:name="表9.B" style:family="table-column">
      <style:table-column-properties style:column-width="14.208cm" style:rel-column-width="54772*"/>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05pt solid #000000"/>
    </style:style>
    <style:style style:name="表11" style:family="table">
      <style:table-properties style:width="17cm" table:align="margins"/>
    </style:style>
    <style:style style:name="表11.A" style:family="table-column">
      <style:table-column-properties style:column-width="3.087cm" style:rel-column-width="11899*"/>
    </style:style>
    <style:style style:name="表11.B" style:family="table-column">
      <style:table-column-properties style:column-width="13.914cm" style:rel-column-width="53636*"/>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P1" style:family="paragraph" style:parent-style-name="Standard">
      <style:text-properties officeooo:rsid="0014b545"/>
    </style:style>
    <style:style style:name="P2" style:family="paragraph" style:parent-style-name="Standard">
      <style:text-properties officeooo:rsid="0014b545" officeooo:paragraph-rsid="001591fb"/>
    </style:style>
    <style:style style:name="P3" style:family="paragraph" style:parent-style-name="Table_20_Contents">
      <style:text-properties officeooo:paragraph-rsid="0016bef1"/>
    </style:style>
    <style:style style:name="P4" style:family="paragraph" style:parent-style-name="Table_20_Contents">
      <style:text-properties officeooo:paragraph-rsid="001e12b0"/>
    </style:style>
    <style:style style:name="P5" style:family="paragraph" style:parent-style-name="Table_20_Contents">
      <style:text-properties officeooo:paragraph-rsid="00220381"/>
    </style:style>
    <style:style style:name="P6" style:family="paragraph" style:parent-style-name="Table_20_Contents">
      <style:text-properties officeooo:paragraph-rsid="002345e5"/>
    </style:style>
    <style:style style:name="P7" style:family="paragraph" style:parent-style-name="Table_20_Contents">
      <style:text-properties officeooo:paragraph-rsid="0024258a"/>
    </style:style>
    <style:style style:name="P8" style:family="paragraph" style:parent-style-name="Table_20_Contents">
      <style:text-properties officeooo:paragraph-rsid="00279b94"/>
    </style:style>
    <style:style style:name="P9" style:family="paragraph" style:parent-style-name="Table_20_Contents">
      <style:paragraph-properties fo:text-align="start" style:justify-single-word="false"/>
    </style:style>
    <style:style style:name="P10" style:family="paragraph" style:parent-style-name="Table_20_Contents">
      <style:text-properties officeooo:paragraph-rsid="002d4818"/>
    </style:style>
    <style:style style:name="T1" style:family="text">
      <style:text-properties officeooo:rsid="00161e6c"/>
    </style:style>
    <style:style style:name="T2" style:family="text">
      <style:text-properties officeooo:rsid="00190562"/>
    </style:style>
    <style:style style:name="T3" style:family="text">
      <style:text-properties officeooo:rsid="001e12b0"/>
    </style:style>
    <style:style style:name="T4" style:family="text">
      <style:text-properties officeooo:rsid="001ebbaf"/>
    </style:style>
    <style:style style:name="T5" style:family="text">
      <style:text-properties officeooo:rsid="001f6cfc"/>
    </style:style>
    <style:style style:name="T6" style:family="text">
      <style:text-properties officeooo:rsid="00220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ユースケース記述</text:p>
      <text:p text:style-name="P1"/>
      <text:p text:style-name="P1"/>
      <table:table table:name="表1" table:style-name="表1">
        <table:table-column table:style-name="表1.A"/>
        <table:table-column table:style-name="表1.B"/>
        <table:table-row table:style-name="TableLine2410476912912">
          <table:table-cell table:style-name="表1.A1" office:value-type="string">
            <text:p text:style-name="Table_20_Contents">ユースケース名</text:p>
          </table:table-cell>
          <table:table-cell table:style-name="表1.B1" office:value-type="string">
            <text:p text:style-name="Table_20_Contents">会員情報を管理する</text:p>
          </table:table-cell>
        </table:table-row>
        <table:table-row table:style-name="TableLine2410476916176">
          <table:table-cell table:style-name="表1.A2" office:value-type="string">
            <text:p text:style-name="Table_20_Contents">概要</text:p>
          </table:table-cell>
          <table:table-cell table:style-name="表1.B2" office:value-type="string">
            <text:p text:style-name="Table_20_Contents">会員情報の管理をする</text:p>
          </table:table-cell>
        </table:table-row>
        <table:table-row table:style-name="TableLine2410476916992">
          <table:table-cell table:style-name="表1.A2" office:value-type="string">
            <text:p text:style-name="Table_20_Contents">アクター</text:p>
          </table:table-cell>
          <table:table-cell table:style-name="表1.B2" office:value-type="string">
            <text:p text:style-name="Table_20_Contents">管理者</text:p>
          </table:table-cell>
        </table:table-row>
        <table:table-row table:style-name="TableLine2410476917264">
          <table:table-cell table:style-name="表1.A2" office:value-type="string">
            <text:p text:style-name="Table_20_Contents">事前条件</text:p>
          </table:table-cell>
          <table:table-cell table:style-name="表1.B2" office:value-type="string">
            <text:p text:style-name="Table_20_Contents">管理者の会員登録管理ページにアクセスできる</text:p>
          </table:table-cell>
        </table:table-row>
        <table:table-row table:style-name="TableLine2410476917808">
          <table:table-cell table:style-name="表1.A2" office:value-type="string">
            <text:p text:style-name="Table_20_Contents">事後条件</text:p>
          </table:table-cell>
          <table:table-cell table:style-name="表1.B2" office:value-type="string">
            <text:p text:style-name="Table_20_Contents">会員情報を閲覧することで会員情報を管理できる</text:p>
          </table:table-cell>
        </table:table-row>
      </table:table>
      <table:table table:name="表2" table:style-name="表2">
        <table:table-column table:style-name="表2.A"/>
        <table:table-row table:style-name="表2.1">
          <table:table-cell table:style-name="表2.A1" office:value-type="string">
            <text:p text:style-name="Table_20_Contents">基本フロー</text:p>
            <text:p text:style-name="Table_20_Contents"/>
            <text:p text:style-name="Table_20_Contents">１．管理者画面の「会員情報管理」を選択するとこのユースケースが開始される</text:p>
            <text:p text:style-name="Table_20_Contents">２．閲覧したい会員<text:span text:style-name="T1">ID</text:span>を入力し検索ボタンを押す</text:p>
            <text:p text:style-name="Table_20_Contents">３．該当した会員情報を表示す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なし</text:p>
            <text:p text:style-name="Table_20_Contents"/>
            <text:p text:style-name="Table_20_Contents">備考</text:p>
            <text:p text:style-name="Table_20_Contents">なし</text:p>
            <text:p text:style-name="Table_20_Contents"/>
          </table:table-cell>
        </table:table-row>
      </table:table>
      <text:p text:style-name="P2"/>
      <text:p text:style-name="P2"/>
      <table:table table:name="表3" table:style-name="表3">
        <table:table-column table:style-name="表3.A"/>
        <table:table-column table:style-name="表3.B"/>
        <table:table-row table:style-name="TableLine2410476925968">
          <table:table-cell table:style-name="表3.A1" office:value-type="string">
            <text:p text:style-name="Table_20_Contents">ユースケース名</text:p>
          </table:table-cell>
          <table:table-cell table:style-name="表3.B1" office:value-type="string">
            <text:p text:style-name="Table_20_Contents">宿の情報を管理する</text:p>
          </table:table-cell>
        </table:table-row>
        <table:table-row table:style-name="TableLine2410476927872">
          <table:table-cell table:style-name="表3.A2" office:value-type="string">
            <text:p text:style-name="Table_20_Contents">概要</text:p>
          </table:table-cell>
          <table:table-cell table:style-name="表3.B2" office:value-type="string">
            <text:p text:style-name="Table_20_Contents">宿の情報を管理する</text:p>
          </table:table-cell>
        </table:table-row>
        <table:table-row table:style-name="TableLine2410476927056">
          <table:table-cell table:style-name="表3.A2" office:value-type="string">
            <text:p text:style-name="Table_20_Contents">アクター</text:p>
          </table:table-cell>
          <table:table-cell table:style-name="表3.B2" office:value-type="string">
            <text:p text:style-name="Table_20_Contents">管理者</text:p>
          </table:table-cell>
        </table:table-row>
        <table:table-row table:style-name="TableLine2410476937392">
          <table:table-cell table:style-name="表3.A2" office:value-type="string">
            <text:p text:style-name="Table_20_Contents">事前条件</text:p>
          </table:table-cell>
          <table:table-cell table:style-name="表3.B2" office:value-type="string">
            <text:p text:style-name="P3">管理者側の宿情報管理ページにアクセスできる</text:p>
          </table:table-cell>
        </table:table-row>
        <table:table-row table:style-name="TableLine2410476927328">
          <table:table-cell table:style-name="表3.A2" office:value-type="string">
            <text:p text:style-name="Table_20_Contents">事後条件</text:p>
          </table:table-cell>
          <table:table-cell table:style-name="表3.B2" office:value-type="string">
            <text:p text:style-name="Table_20_Contents">宿情報が管理される</text:p>
          </table:table-cell>
        </table:table-row>
      </table:table>
      <table:table table:name="表4" table:style-name="表4">
        <table:table-column table:style-name="表4.A"/>
        <table:table-row table:style-name="TableLine2410476937664">
          <table:table-cell table:style-name="表4.A1" office:value-type="string">
            <text:p text:style-name="Table_20_Contents">基本フロー</text:p>
            <text:p text:style-name="Table_20_Contents"/>
            <text:p text:style-name="Table_20_Contents">１．管理者側の宿情報管理を選択するとこのユースケースが開始される</text:p>
            <text:p text:style-name="Table_20_Contents">２．宿情報管理画面から宿情報新規登録を押すと、登録画面へ移動する</text:p>
            <text:p text:style-name="Table_20_Contents">３．アクターは登録する宿の宿名、分類コード、住所、電話番号を入力し登録する</text:p>
            <text:p text:style-name="Table_20_Contents">４．宿情報管理者画面から<text:span text:style-name="T2">ID検索を行い該当した宿情報を表示する</text:span></text:p>
            <text:p text:style-name="Table_20_Contents">５．変更ボタンを押すと変更したい宿情報を任意で入力し、保存ボタンを押すと情報が保存、更新される</text:p>
            <text:p text:style-name="Table_20_Contents">６．削除ボタンを押すと宿情報削除確認画面が表示される。</text:p>
            <text:p text:style-name="Table_20_Contents">７．削除を押すと情報が削除され、キャンセルを押すと宿情報画面へ移動する</text:p>
            <text:p text:style-name="Table_20_Contents"/>
            <text:p text:style-name="Table_20_Contents"><text:soft-page-break/>代替フロー</text:p>
            <text:p text:style-name="Table_20_Contents"/>
            <text:p text:style-name="Table_20_Contents">例外フロー</text:p>
            <text:p text:style-name="Table_20_Contents">宿情報新規登録の際アクターが次の入力チェック項目を満たさず登録を押したとき</text:p>
            <text:p text:style-name="Table_20_Contents">宿名、住所、分類コード、電話番号を未入力の場合</text:p>
            <text:p text:style-name="Table_20_Contents"/>
            <text:p text:style-name="Table_20_Contents"/>
            <text:p text:style-name="Table_20_Contents">備考</text:p>
            <text:p text:style-name="Table_20_Contents">なし</text:p>
          </table:table-cell>
        </table:table-row>
      </table:table>
      <text:p text:style-name="P2"/>
      <text:p text:style-name="P2"/>
      <table:table table:name="表5" table:style-name="表5">
        <table:table-column table:style-name="表5.A"/>
        <table:table-column table:style-name="表5.B"/>
        <table:table-row table:style-name="TableLine2410476930864">
          <table:table-cell table:style-name="表5.A1" office:value-type="string">
            <text:p text:style-name="Table_20_Contents">ユースケース名</text:p>
          </table:table-cell>
          <table:table-cell table:style-name="表5.B1" office:value-type="string">
            <text:p text:style-name="Table_20_Contents">会員情報を登録する</text:p>
          </table:table-cell>
        </table:table-row>
        <table:table-row table:style-name="TableLine2410476938480">
          <table:table-cell table:style-name="表5.A2" office:value-type="string">
            <text:p text:style-name="Table_20_Contents">概要</text:p>
          </table:table-cell>
          <table:table-cell table:style-name="表5.B2" office:value-type="string">
            <text:p text:style-name="Table_20_Contents">会員情報を登録する</text:p>
          </table:table-cell>
        </table:table-row>
        <table:table-row table:style-name="TableLine2410476953440">
          <table:table-cell table:style-name="表5.A2" office:value-type="string">
            <text:p text:style-name="Table_20_Contents">アクター</text:p>
          </table:table-cell>
          <table:table-cell table:style-name="表5.B2" office:value-type="string">
            <text:p text:style-name="Table_20_Contents">利用者側、管理者側</text:p>
          </table:table-cell>
        </table:table-row>
        <table:table-row table:style-name="TableLine2410476944464">
          <table:table-cell table:style-name="表5.A2" office:value-type="string">
            <text:p text:style-name="Table_20_Contents">事前条件</text:p>
          </table:table-cell>
          <table:table-cell table:style-name="表5.B2" office:value-type="string">
            <text:p text:style-name="Table_20_Contents">・利用者側が会員登録されていないこと</text:p>
            <text:p text:style-name="Table_20_Contents">・管理者が管理者ページにアクセスできること</text:p>
          </table:table-cell>
        </table:table-row>
        <table:table-row table:style-name="TableLine2410476943920">
          <table:table-cell table:style-name="表5.A2" office:value-type="string">
            <text:p text:style-name="Table_20_Contents">事後条件</text:p>
          </table:table-cell>
          <table:table-cell table:style-name="表5.B2" office:value-type="string">
            <text:p text:style-name="Table_20_Contents">会員情報が登録される</text:p>
          </table:table-cell>
        </table:table-row>
      </table:table>
      <table:table table:name="表6" table:style-name="表6">
        <table:table-column table:style-name="表6.A"/>
        <table:table-row table:style-name="TableLine2410476933040">
          <table:table-cell table:style-name="表6.A1" office:value-type="string">
            <text:p text:style-name="Table_20_Contents">基本フロー</text:p>
            <text:p text:style-name="Table_20_Contents"/>
            <text:p text:style-name="Table_20_Contents">利用者側</text:p>
            <text:p text:style-name="Table_20_Contents">１．会員登録を選択するとこのユースケースが開始される。</text:p>
            <text:p text:style-name="Table_20_Contents">２．システムは会員登録をする画面を表示する</text:p>
            <text:p text:style-name="P4">３．アクターは氏名、パスワード、メールアドレス、ログインID<text:span text:style-name="T3">(7桁)</text:span>、電話番号、生年月日、住所を入力する</text:p>
            <text:p text:style-name="Table_20_Contents">４．登録を押すと情報が登録される</text:p>
            <text:p text:style-name="Table_20_Contents"/>
            <text:p text:style-name="Table_20_Contents">管理者側</text:p>
            <text:p text:style-name="Table_20_Contents">１．管理者画面にアクセスし、「会員情報管理」を選択する</text:p>
            <text:p text:style-name="P4">２．会員情報登録から会員登録画面へ移動し氏名、ログインID<text:span text:style-name="T3">(7桁)</text:span>、パスワード、メールアドレス、生年月日、電話番号、住所を入力する</text:p>
            <text:p text:style-name="Table_20_Contents">３．登録を押すと情報が登録される</text:p>
            <text:p text:style-name="Table_20_Contents"/>
            <text:p text:style-name="Table_20_Contents">代替フロー</text:p>
            <text:p text:style-name="Table_20_Contents">なし</text:p>
            <text:p text:style-name="Table_20_Contents"/>
            <text:p text:style-name="Table_20_Contents">例外フロー</text:p>
            <text:p text:style-name="P10">アクターがログインID<text:span text:style-name="T3">(7桁)</text:span>、名前、電話番号、メールアドレス、生年月日、パスワードを未入力の場合</text:p>
            <text:p text:style-name="P4">　　　　　　　　　　　　　　　　↓</text:p>
            <text:p text:style-name="Table_20_Contents">システムは必須項目が空欄であることを示し、会員登録画面を再表示する</text:p>
            <text:p text:style-name="Table_20_Contents"/>
            <text:p text:style-name="Table_20_Contents">備考</text:p>
            <text:p text:style-name="Table_20_Contents"><text:soft-page-break/>なし</text:p>
          </table:table-cell>
        </table:table-row>
      </table:table>
      <text:p text:style-name="P2"/>
      <text:p text:style-name="P2"/>
      <text:p text:style-name="P2"/>
      <table:table table:name="表7" table:style-name="表7">
        <table:table-column table:style-name="表7.A"/>
        <table:table-column table:style-name="表7.B"/>
        <table:table-row table:style-name="TableLine2410476952352">
          <table:table-cell table:style-name="表7.A1" office:value-type="string">
            <text:p text:style-name="Table_20_Contents">ユースケース名</text:p>
          </table:table-cell>
          <table:table-cell table:style-name="表7.B1" office:value-type="string">
            <text:p text:style-name="Table_20_Contents">会員情報を変更する</text:p>
          </table:table-cell>
        </table:table-row>
        <table:table-row table:style-name="TableLine2410476948544">
          <table:table-cell table:style-name="表7.A2" office:value-type="string">
            <text:p text:style-name="Table_20_Contents">概要</text:p>
          </table:table-cell>
          <table:table-cell table:style-name="表7.B2" office:value-type="string">
            <text:p text:style-name="Table_20_Contents">会員情報を変更する</text:p>
          </table:table-cell>
        </table:table-row>
        <table:table-row table:style-name="TableLine2410476943104">
          <table:table-cell table:style-name="表7.A2" office:value-type="string">
            <text:p text:style-name="Table_20_Contents">アクター</text:p>
          </table:table-cell>
          <table:table-cell table:style-name="表7.B2" office:value-type="string">
            <text:p text:style-name="Table_20_Contents">利用者側、管理者側</text:p>
          </table:table-cell>
        </table:table-row>
        <table:table-row table:style-name="TableLine2410476944736">
          <table:table-cell table:style-name="表7.A2" office:value-type="string">
            <text:p text:style-name="Table_20_Contents">事前条件</text:p>
          </table:table-cell>
          <table:table-cell table:style-name="表7.B2" office:value-type="string">
            <text:p text:style-name="Table_20_Contents">会員情報が登録されていること</text:p>
          </table:table-cell>
        </table:table-row>
        <table:table-row table:style-name="TableLine2410476945008">
          <table:table-cell table:style-name="表7.A2" office:value-type="string">
            <text:p text:style-name="Table_20_Contents">事後条件</text:p>
          </table:table-cell>
          <table:table-cell table:style-name="表7.B2" office:value-type="string">
            <text:p text:style-name="Table_20_Contents">会員情報が変更される</text:p>
          </table:table-cell>
        </table:table-row>
      </table:table>
      <table:table table:name="表8" table:style-name="表8">
        <table:table-column table:style-name="表8.A"/>
        <table:table-row table:style-name="TableLine2410476951536">
          <table:table-cell table:style-name="表8.A1" office:value-type="string">
            <text:p text:style-name="Table_20_Contents">基本フロー</text:p>
            <text:p text:style-name="Table_20_Contents"/>
            <text:p text:style-name="Table_20_Contents">利用者側</text:p>
            <text:p text:style-name="Table_20_Contents">１．マイページ画面の会員情報変更を押すとこのユースケースが開始される</text:p>
            <text:p text:style-name="Table_20_Contents">２．会員情報画面に移動し、変更したい項目を入力し、変更を押すと情報が更新される</text:p>
            <text:p text:style-name="Table_20_Contents"/>
            <text:p text:style-name="Table_20_Contents">管理者側</text:p>
            <text:p text:style-name="Table_20_Contents">１．管理者側のページから会員情報管理を選択する</text:p>
            <text:p text:style-name="Table_20_Contents">２．<text:span text:style-name="T4">ID検索で対象の顧客情報を検索する</text:span></text:p>
            <text:p text:style-name="Table_20_Contents">３．結果表示画面の会員情報変更から変更したい項目を入力し保存を押す</text:p>
            <text:p text:style-name="Table_20_Contents">４．変更した情報が保存、更新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ログイン<text:span text:style-name="T4">IDが</text:span><text:span text:style-name="T5">7桁以外の時</text:span></text:p>
            <text:p text:style-name="Table_20_Contents">システムはログイン<text:span text:style-name="T5">IDが無効であることを示し、変更画面を再表示する</text:span></text:p>
            <text:p text:style-name="Table_20_Contents"/>
            <text:p text:style-name="Table_20_Contents">備考</text:p>
            <text:p text:style-name="Table_20_Contents">なし</text:p>
          </table:table-cell>
        </table:table-row>
      </table:table>
      <text:p text:style-name="P2"/>
      <text:p text:style-name="P2"/>
      <text:p text:style-name="P2"/>
      <table:table table:name="表9" table:style-name="表9">
        <table:table-column table:style-name="表9.A"/>
        <table:table-column table:style-name="表9.B"/>
        <table:table-row table:style-name="TableLine2410476945280">
          <table:table-cell table:style-name="表9.A1" office:value-type="string">
            <text:p text:style-name="Table_20_Contents">ユースケース名</text:p>
          </table:table-cell>
          <table:table-cell table:style-name="表9.B1" office:value-type="string">
            <text:p text:style-name="Table_20_Contents">会員情報の削除、退会をする</text:p>
          </table:table-cell>
        </table:table-row>
        <table:table-row table:style-name="TableLine2410476956704">
          <table:table-cell table:style-name="表9.A2" office:value-type="string">
            <text:p text:style-name="Table_20_Contents">概要</text:p>
          </table:table-cell>
          <table:table-cell table:style-name="表9.B2" office:value-type="string">
            <text:p text:style-name="Table_20_Contents">会員情報の削除、退会をする</text:p>
          </table:table-cell>
        </table:table-row>
        <table:table-row table:style-name="TableLine2410476954256">
          <table:table-cell table:style-name="表9.A2" office:value-type="string">
            <text:p text:style-name="Table_20_Contents">アクター</text:p>
          </table:table-cell>
          <table:table-cell table:style-name="表9.B2" office:value-type="string">
            <text:p text:style-name="Table_20_Contents">管理者側、利用者側</text:p>
          </table:table-cell>
        </table:table-row>
        <table:table-row table:style-name="TableLine2410476948272">
          <table:table-cell table:style-name="表9.A2" office:value-type="string">
            <text:p text:style-name="Table_20_Contents">事前条件</text:p>
          </table:table-cell>
          <table:table-cell table:style-name="表9.B2" office:value-type="string">
            <text:p text:style-name="Table_20_Contents">利用者側</text:p>
            <text:p text:style-name="Table_20_Contents">会員登録していること</text:p>
            <text:p text:style-name="Table_20_Contents"/>
            <text:p text:style-name="Table_20_Contents">管理者側</text:p>
            <text:p text:style-name="Table_20_Contents">会員が退会していること</text:p>
          </table:table-cell>
        </table:table-row>
        <text:soft-page-break/>
        <table:table-row table:style-name="TableLine2410476949088">
          <table:table-cell table:style-name="表9.A2" office:value-type="string">
            <text:p text:style-name="Table_20_Contents">事後条件</text:p>
          </table:table-cell>
          <table:table-cell table:style-name="表9.B2" office:value-type="string">
            <text:p text:style-name="Table_20_Contents">利用者情報が退会、削除</text:p>
          </table:table-cell>
        </table:table-row>
      </table:table>
      <table:table table:name="表10" table:style-name="表10">
        <table:table-column table:style-name="表10.A"/>
        <table:table-row table:style-name="TableLine2410476951808">
          <table:table-cell table:style-name="表10.A1" office:value-type="string">
            <text:p text:style-name="Table_20_Contents">基本フロー</text:p>
            <text:p text:style-name="Table_20_Contents"/>
            <text:p text:style-name="Table_20_Contents">利用者側（退会）</text:p>
            <text:p text:style-name="Table_20_Contents">１．マイページ・ログイン画面の退会ボタンを押すことでこのユースケースが開始される</text:p>
            <text:p text:style-name="Table_20_Contents">２．システムは退会の手続き画面を表示する</text:p>
            <text:p text:style-name="Table_20_Contents">３．氏名、ログイン<text:span text:style-name="T6">ID、パスワードを入力しチェックボックスにチェックし退会することに同意する</text:span></text:p>
            <text:p text:style-name="Table_20_Contents">４．退会ボタンを押す</text:p>
            <text:p text:style-name="Table_20_Contents">５．退会処理される</text:p>
            <text:p text:style-name="Table_20_Contents"/>
            <text:p text:style-name="Table_20_Contents">管理者側（削除）</text:p>
            <text:p text:style-name="Table_20_Contents">１．管理者側ページにアクセスし会員情報管理を選択</text:p>
            <text:p text:style-name="Table_20_Contents">２．会員IDを入力し対象の会員を検索する</text:p>
            <text:p text:style-name="Table_20_Contents">３．システムは対象の会員情報を表示する</text:p>
            <text:p text:style-name="Table_20_Contents">４．システムは削除を選択し削除確認画面を表示する</text:p>
            <text:p text:style-name="Table_20_Contents">５．削除ボタンを押すと会員情報が削除され、キャンセルを押すと会員情報表示画面に戻る</text:p>
            <text:p text:style-name="Table_20_Contents"/>
            <text:p text:style-name="Table_20_Contents">代替フロー</text:p>
            <text:p text:style-name="Table_20_Contents">なし</text:p>
            <text:p text:style-name="Table_20_Contents"/>
            <text:p text:style-name="Table_20_Contents">例外フロー</text:p>
            <text:p text:style-name="P6">利用者側（退会）：以下の理由の時</text:p>
            <text:p text:style-name="P5">・利用者情報が登録されていないこと</text:p>
            <text:p text:style-name="P5">・氏名、ログインID、パスワードが未入力かつ間違っている</text:p>
            <text:p text:style-name="P5">・削除の同意チェック欄にチェックしていない</text:p>
            <text:p text:style-name="P9">　　　　　　　　　↓</text:p>
            <text:p text:style-name="Table_20_Contents">削除できない旨を伝えるアラートを表示する</text:p>
            <text:p text:style-name="Table_20_Contents"/>
            <text:p text:style-name="P6">管理者側（削除）：以下の理由の時</text:p>
            <text:p text:style-name="Table_20_Contents">・利用者が退会していないとき</text:p>
            <text:p text:style-name="Table_20_Contents"/>
            <text:p text:style-name="Table_20_Contents">備考</text:p>
            <text:p text:style-name="Table_20_Contents">なし</text:p>
          </table:table-cell>
        </table:table-row>
      </table:table>
      <text:p text:style-name="P2"/>
      <text:p text:style-name="P2"/>
      <text:p text:style-name="P2"/>
      <table:table table:name="表11" table:style-name="表11">
        <table:table-column table:style-name="表11.A"/>
        <table:table-column table:style-name="表11.B"/>
        <table:table-row table:style-name="TableLine2410476955072">
          <table:table-cell table:style-name="表11.A1" office:value-type="string">
            <text:p text:style-name="Table_20_Contents">ユースケース名</text:p>
          </table:table-cell>
          <table:table-cell table:style-name="表11.B1" office:value-type="string">
            <text:p text:style-name="Table_20_Contents">宿の予約をする</text:p>
          </table:table-cell>
        </table:table-row>
        <table:table-row table:style-name="TableLine2410476947184">
          <table:table-cell table:style-name="表11.A2" office:value-type="string">
            <text:p text:style-name="Table_20_Contents">概要</text:p>
          </table:table-cell>
          <table:table-cell table:style-name="表11.B2" office:value-type="string">
            <text:p text:style-name="Table_20_Contents">宿の予約をする</text:p>
          </table:table-cell>
        </table:table-row>
        <table:table-row table:style-name="TableLine2410476945824">
          <table:table-cell table:style-name="表11.A2" office:value-type="string">
            <text:p text:style-name="Table_20_Contents">アクター</text:p>
          </table:table-cell>
          <table:table-cell table:style-name="表11.B2" office:value-type="string">
            <text:p text:style-name="Table_20_Contents">利用者側</text:p>
          </table:table-cell>
        </table:table-row>
        <table:table-row table:style-name="TableLine2410476956976">
          <table:table-cell table:style-name="表11.A2" office:value-type="string">
            <text:p text:style-name="Table_20_Contents">事前条件</text:p>
          </table:table-cell>
          <table:table-cell table:style-name="表11.B2" office:value-type="string">
            <text:p text:style-name="Table_20_Contents">宿を利用するとき</text:p>
          </table:table-cell>
        </table:table-row>
        <table:table-row table:style-name="TableLine2410476947456">
          <table:table-cell table:style-name="表11.A2" office:value-type="string">
            <text:p text:style-name="Table_20_Contents">事後条件</text:p>
          </table:table-cell>
          <table:table-cell table:style-name="表11.B2" office:value-type="string">
            <text:p text:style-name="Table_20_Contents">宿が予約される</text:p>
          </table:table-cell>
        </table:table-row>
      </table:table>
      <table:table table:name="表12" table:style-name="表12">
        <table:table-column table:style-name="表12.A"/>
        <table:table-row table:style-name="TableLine2410476953168">
          <table:table-cell table:style-name="表12.A1" office:value-type="string">
            <text:p text:style-name="Table_20_Contents">基本フロー</text:p>
            <text:p text:style-name="Table_20_Contents"><text:soft-page-break/></text:p>
            <text:p text:style-name="Table_20_Contents">１．会員登録していない場合・・会員登録をしログインする</text:p>
            <text:p text:style-name="Table_20_Contents">　　会員登録している場合・・ログインする</text:p>
            <text:p text:style-name="P7">２．トップページに戻り宿の検索機能を使いこのユースケースを開始する</text:p>
            <text:p text:style-name="P7">　　またはトップページにあらかじめ用意された条件や場所からも検索可能</text:p>
            <text:p text:style-name="Table_20_Contents">３．検索ボタンを押すと該当する宿が表示される</text:p>
            <text:p text:style-name="Table_20_Contents">４．表示結果から宿泊する宿やホテルを選択する</text:p>
            <text:p text:style-name="Table_20_Contents">５．選択した場所の詳細が表示され、「ご予約はこちらから」を押す</text:p>
            <text:p text:style-name="Table_20_Contents">６．宿のチェックインとチェックアウト日が聞かれ、日付を入力する</text:p>
            <text:p text:style-name="P8">７．予約ボタンを押すと予約が確定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
            <text:p text:style-name="Table_20_Contents"/>
            <text:p text:style-name="Table_20_Contents">備考</text:p>
            <text:p text:style-name="Table_20_Contents">検索は宿の名前またはキーワードを入力する</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0:40:11.843000000</meta:creation-date>
    <dc:date>2022-05-18T17:04:57.086000000</dc:date>
    <meta:editing-duration>PT19M51S</meta:editing-duration>
    <meta:editing-cycles>5</meta:editing-cycles>
    <meta:generator>LibreOffice/7.2.5.2$Windows_X86_64 LibreOffice_project/499f9727c189e6ef3471021d6132d4c694f357e5</meta:generator>
    <meta:document-statistic meta:table-count="12" meta:image-count="0" meta:object-count="0" meta:page-count="5" meta:paragraph-count="164" meta:word-count="2158" meta:character-count="2204" meta:non-whitespace-character-count="2175"/>
  </office:meta>
</office:document-meta>
</file>